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fig.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UrlHandlerMappingIntegrationTests.createHtt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UrlHandlerMappingIntegrationTests.requestToFooHandler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UrlHandlerMappingIntegrationTests.handlerNotFound( HttpServer httpSer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Config.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UrlHandlerMappingIntegrationTests.asDataBuffer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UrlHandlerMappingIntegrationTests.requestToHeaderSettingHandler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UrlHandlerMappingIntegrationTests.requestToBarHandler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